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23feb2"/>
    </style:style>
    <style:style style:name="P3" style:family="paragraph" style:parent-style-name="Standard">
      <style:text-properties officeooo:rsid="0048027c" officeooo:paragraph-rsid="0048027c"/>
    </style:style>
    <style:style style:name="P4" style:family="paragraph" style:parent-style-name="Standard">
      <style:text-properties officeooo:rsid="00497640" officeooo:paragraph-rsid="00497640"/>
    </style:style>
    <style:style style:name="P5" style:family="paragraph" style:parent-style-name="Standard">
      <style:text-properties officeooo:rsid="004a9e16" officeooo:paragraph-rsid="004a9e16"/>
    </style:style>
    <style:style style:name="P6" style:family="paragraph" style:parent-style-name="Standard">
      <style:text-properties officeooo:rsid="004af2db" officeooo:paragraph-rsid="004af2db"/>
    </style:style>
    <style:style style:name="P7" style:family="paragraph" style:parent-style-name="Standard">
      <style:text-properties officeooo:rsid="005046f5" officeooo:paragraph-rsid="005046f5"/>
    </style:style>
    <style:style style:name="P8" style:family="paragraph" style:parent-style-name="Standard">
      <style:text-properties officeooo:rsid="0051cee7" officeooo:paragraph-rsid="0051cee7"/>
    </style:style>
    <style:style style:name="T1" style:family="text">
      <style:text-properties officeooo:rsid="00458669"/>
    </style:style>
    <style:style style:name="T2" style:family="text">
      <style:text-properties officeooo:rsid="00473925"/>
    </style:style>
    <style:style style:name="T3" style:family="text">
      <style:text-properties officeooo:rsid="0048027c"/>
    </style:style>
    <style:style style:name="T4" style:family="text">
      <style:text-properties officeooo:rsid="00497640"/>
    </style:style>
    <style:style style:name="T5" style:family="text">
      <style:text-properties officeooo:rsid="004a9e16"/>
    </style:style>
    <style:style style:name="T6" style:family="text">
      <style:text-properties officeooo:rsid="004af2db"/>
    </style:style>
    <style:style style:name="T7" style:family="text">
      <style:text-properties officeooo:rsid="004c3b00"/>
    </style:style>
    <style:style style:name="T8" style:family="text">
      <style:text-properties officeooo:rsid="004d70cd"/>
    </style:style>
    <style:style style:name="T9" style:family="text">
      <style:text-properties officeooo:rsid="005046f5"/>
    </style:style>
    <style:style style:name="T10" style:family="text">
      <style:text-properties officeooo:rsid="0051c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: Bhagavad-Gītā 2.16–28 – Immortal souls in mortal bodies</text:p>
      <text:p text:style-name="P1"/>
      <text:p text:style-name="P1">न <text:span text:style-name="T2">अ</text:span>सत<text:span text:style-name="T2">ः</text:span> विद्यते भाव<text:span text:style-name="T2">ः</text:span> न <text:span text:style-name="T4">अ</text:span>भाव<text:span text:style-name="T2">ः</text:span> विद्यते सतः ।</text:p>
      <text:p text:style-name="P3">неистинное не существует <text:span text:style-name="T4">бытие, небытие не существует истинное. </text:span></text:p>
      <text:p text:style-name="P1">उभयो<text:span text:style-name="T3">ः अ</text:span>पि दृष्ट<text:span text:style-name="T3">ः</text:span> <text:span text:style-name="T3">अ</text:span>न्त<text:span text:style-name="T3">ः त</text:span><text:span text:style-name="T4">ु अ</text:span>नयो<text:span text:style-name="T3">ः</text:span> <text:span text:style-name="T3">त</text:span>त्त्व-दर्शिभिः ॥ २-१६॥</text:p>
      <text:p text:style-name="P4">но у обоих также видим конец этих двух для мудрецов(истинно-видящих)</text:p>
      <text:p text:style-name="P1">अविनाशि तु त<text:span text:style-name="T5">त्</text:span> <text:span text:style-name="T5">वि</text:span>द्धि येन सर्वम<text:span text:style-name="T5">्</text:span> <text:span text:style-name="T5">इ</text:span>द<text:span text:style-name="T5">म्</text:span> ततम् ।</text:p>
      <text:p text:style-name="P5">но неразрушимое это, знай, чем всё это пронизано</text:p>
      <text:p text:style-name="P1">विनाशम<text:span text:style-name="T5">्</text:span> <text:span text:style-name="T5">अ</text:span>व्ययस्यास्य न कश्चि<text:span text:style-name="T5">त्</text:span> <text:span text:style-name="T5">क</text:span>र्तुम<text:span text:style-name="T5">्</text:span> <text:span text:style-name="T5">अ</text:span>र्हति ॥ २-१७॥</text:p>
      <text:p text:style-name="P5">разрушение нерушимого никто совершить не способен.</text:p>
      <text:p text:style-name="P1">अन्तवन्त<text:span text:style-name="T6">ः</text:span> इमे देहा<text:span text:style-name="T6">ः</text:span> नित्यस्य <text:span text:style-name="T6">उ</text:span>क्ताः शरीरिणः ।</text:p>
      <text:p text:style-name="P6">Смертные эти тела вечного, <text:span text:style-name="T8">(как)</text:span>сказан<text:span text:style-name="T8">о</text:span>, <text:span text:style-name="T8">тела владельца</text:span></text:p>
      <text:p text:style-name="P1">अनाशिन<text:span text:style-name="T6">ः</text:span> <text:span text:style-name="T6">अ</text:span>प्रमेयस्य तस्मा<text:span text:style-name="T6">त्</text:span> <text:span text:style-name="T6">यु</text:span>ध्यस्व भारत ॥ २-१८॥</text:p>
      <text:p text:style-name="P6">Неуничтожим<text:span text:style-name="T8">ого</text:span>, <text:span text:style-name="T7">неизмеримого(непостижимого), </text:span><text:span text:style-name="T8">поэтому сражайся</text:span><text:span text:style-name="T7">, о Бхарата.</text:span></text:p>
      <text:p text:style-name="P1">य<text:span text:style-name="T9">ः</text:span> एन<text:span text:style-name="T9">म्</text:span> वेत्ति हन्तार<text:span text:style-name="T9">म्</text:span> य<text:span text:style-name="T9">ः च</text:span> <text:span text:style-name="T9">ए</text:span>न<text:span text:style-name="T9">म्</text:span> मन्यते हतम् ।</text:p>
      <text:p text:style-name="P7">Который его ведает убийцей и который его полагает убитым</text:p>
      <text:p text:style-name="P1">उभौ तौ न विजानीत<text:span text:style-name="T9">ः</text:span> न <text:span text:style-name="T9">अ</text:span>य<text:span text:style-name="T9">म्</text:span> हन्ति न हन्यते ॥ २-१९॥</text:p>
      <text:p text:style-name="P7">Оба они не понимающие, что это не убивает, и не убивается</text:p>
      <text:p text:style-name="P1">न जायते म्रियते वा कदा चि<text:span text:style-name="T10">त्</text:span> <text:span text:style-name="T10">न अ</text:span>य<text:span text:style-name="T10">म्</text:span> भूत्वा भविता वा न भूयः ।</text:p>
      <text:p text:style-name="P8">Не рождается или умирает никогда он, возникнув или </text:p>
      <text:p text:style-name="P1">अज<text:span text:style-name="T10">ः</text:span> नित्यः शाश्वत<text:span text:style-name="T10">ः</text:span> <text:span text:style-name="T10">अ</text:span>य<text:span text:style-name="T10">म्</text:span> पुराण<text:span text:style-name="T10">ः</text:span> न हन्यते हन्यमाने शरीरे ॥ २- २०॥</text:p>
      <text:p text:style-name="P1">वेदाविनाशिनं नित्यं य एनमजमव्ययम् ।</text:p>
      <text:p text:style-name="P1">कथं स पुरुषः पार्थ कं घातयति हन्ति कम् ॥ २- २१॥</text:p>
      <text:p text:style-name="P1">वासांसि जीर्णानि यथा विहाय नवानि गृह्णाति नरो ऽपराणि ।</text:p>
      <text:p text:style-name="P1">तथा शरीराणि विहाय जीर्णान्यन्यानि सं याति नवानि देही॥ २- २२॥</text:p>
      <text:p text:style-name="P1">नैनं छिन्दन्ति शस्त्राणि नैनं दहति पावकः ।</text:p>
      <text:p text:style-name="P1">न चैनं क्लेदयन्त्यापो न शोषयति मारुतः ॥ २-२३॥</text:p>
      <text:p text:style-name="P1">अच्छे द्यो ऽयमदाह्यो ऽयमक्लेद्यो ऽशोष्य एव च ।</text:p>
      <text:p text:style-name="P1">नित्यः सर्वगतः स्थाणुरचलो ऽयं सनातनः ॥ २-२४॥</text:p>
      <text:p text:style-name="P1">अव्यक्तो ऽयमचिन्त्यो ऽयमविकार्यो ऽयमुच्यते ।</text:p>
      <text:p text:style-name="P1">तस्मादेवं विदित्वैनं नानुशोचितुमर्हसि ॥ २-२५॥</text:p>
      <text:p text:style-name="P1">अथ चैनं नित्यजातं नित्यं वा मन्यसे मृतम् ।</text:p>
      <text:p text:style-name="P1">तथापि त्वं महाबाहो नैवं शोचितुमर्हसि ॥ २-२६॥</text:p>
      <text:p text:style-name="P1">जातस्य हि ध्रुवो मृत्युर्<text:span text:style-name="T1">ध्रुवं</text:span> जन्म मृतस्य च ।</text:p>
      <text:p text:style-name="P1">तस्मादपरिहार्ये ऽर्थे न त्वं शोचितुमर्हसि ॥ २-२७॥</text:p>
      <text:p text:style-name="P1">अव्यक्तादीनि भूतानि व्यक्तमध्यानि भारत ।</text:p>
      <text:p text:style-name="P1">अव्यक्तनिधनान्येव तत्र का परिदेवना ॥ २-२८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21T18:23:44.362639470</dc:date>
    <meta:editing-duration>P1DT13H41M43S</meta:editing-duration>
    <meta:editing-cycles>69</meta:editing-cycles>
    <meta:generator>LibreOffice/24.2.7.2$Linux_X86_64 LibreOffice_project/420$Build-2</meta:generator>
    <meta:document-statistic meta:table-count="0" meta:image-count="0" meta:object-count="0" meta:page-count="1" meta:paragraph-count="36" meta:word-count="294" meta:character-count="1342" meta:non-whitespace-character-count="1082"/>
  </office:meta>
</office:document-meta>
</file>